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0e2db" officeooo:paragraph-rsid="0000e2d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2db" officeooo:paragraph-rsid="0000e2db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0e2db" officeooo:paragraph-rsid="0000e2db" style:font-size-asian="10.5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0e2db" officeooo:paragraph-rsid="0000e2db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2b4f5" officeooo:paragraph-rsid="0002b4f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369d5" officeooo:paragraph-rsid="000369d5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369d5" officeooo:paragraph-rsid="000369d5" style:font-size-asian="10.5pt" style:font-weight-asian="normal" style:font-size-complex="12pt" style:font-weight-complex="normal"/>
    </style:style>
    <style:style style:name="T1" style:family="text">
      <style:text-properties officeooo:rsid="0002b4f5"/>
    </style:style>
    <style:style style:name="T2" style:family="text">
      <style:text-properties officeooo:rsid="000369d5"/>
    </style:style>
    <style:style style:name="T3" style:family="text">
      <style:text-properties officeooo:rsid="0004ce3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PACKAGES AND MODULES INSTALLED</text:p>
      <text:p text:style-name="P2"/>
      <text:list xml:id="list3721474232" text:style-name="L1">
        <text:list-item>
          <text:p text:style-name="P3">pip &amp; pip packages</text:p>
        </text:list-item>
      </text:list>
      <text:list xml:id="list363255533" text:style-name="L4">
        <text:list-item>
          <text:p text:style-name="P4">numpy</text:p>
        </text:list-item>
        <text:list-item>
          <text:p text:style-name="P4">pandas</text:p>
        </text:list-item>
        <text:list-item>
          <text:p text:style-name="P4">seaborn</text:p>
        </text:list-item>
        <text:list-item>
          <text:p text:style-name="P4">matplotlib</text:p>
        </text:list-item>
        <text:list-item>
          <text:p text:style-name="P4">flask</text:p>
        </text:list-item>
        <text:list-item>
          <text:p text:style-name="P4">opencv python</text:p>
        </text:list-item>
        <text:list-item>
          <text:p text:style-name="P4">tensor flow</text:p>
        </text:list-item>
        <text:list-item>
          <text:p text:style-name="P4">keras</text:p>
        </text:list-item>
        <text:list-item>
          <text:p text:style-name="P4">tkinter</text:p>
        </text:list-item>
        <text:list-item>
          <text:p text:style-name="P7">pygame</text:p>
        </text:list-item>
        <text:list-item>
          <text:p text:style-name="P7">venv <text:span text:style-name="T3">(virtual Environment package)</text:span></text:p>
        </text:list-item>
      </text:list>
      <text:p text:style-name="P2"/>
      <text:list xml:id="list93859318600517" text:continue-list="list3721474232" text:style-name="L1">
        <text:list-item>
          <text:p text:style-name="P3">mysql server <text:span text:style-name="T2">&amp; mysql client</text:span></text:p>
        </text:list-item>
        <text:list-item>
          <text:p text:style-name="P3">git</text:p>
        </text:list-item>
        <text:list-item>
          <text:p text:style-name="P3">jupyter notebook</text:p>
        </text:list-item>
        <text:list-item>
          <text:p text:style-name="P3">ipcalc</text:p>
        </text:list-item>
        <text:list-item>
          <text:p text:style-name="P3">dnsmasq, <text:span text:style-name="T1">dnsutils</text:span></text:p>
        </text:list-item>
        <text:list-item>
          <text:p text:style-name="P5">node.js engine v-18</text:p>
        </text:list-item>
        <text:list-item>
          <text:p text:style-name="P5">google chrome</text:p>
        </text:list-item>
        <text:list-item>
          <text:p text:style-name="P5">jdk-17</text:p>
        </text:list-item>
        <text:list-item>
          <text:p text:style-name="P6">mawk</text:p>
        </text:list-item>
        <text:list-item>
          <text:p text:style-name="P6">netcat</text:p>
        </text:list-item>
        <text:list-item>
          <text:p text:style-name="P6">openssh-client &amp; openssh-servr</text:p>
        </text:list-item>
        <text:list-item>
          <text:p text:style-name="P6">openssh-sftp-server</text:p>
        </text:list-item>
        <text:list-item>
          <text:p text:style-name="P6">R &amp; rstudi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9:06:45.903740835</meta:creation-date>
    <dc:date>2023-07-02T09:38:58.989705306</dc:date>
    <meta:editing-duration>PT1M42S</meta:editing-duration>
    <meta:editing-cycles>1</meta:editing-cycles>
    <meta:document-statistic meta:table-count="0" meta:image-count="0" meta:object-count="0" meta:page-count="1" meta:paragraph-count="26" meta:word-count="77" meta:character-count="380" meta:non-whitespace-character-count="354"/>
    <meta:generator>LibreOffice/7.3.7.2$Linux_X86_64 LibreOffice_project/30$Build-2</meta:generator>
  </office:meta>
</office:document-meta>
</file>